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IO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IOInputStream.read( byte [ ] arg0 , int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IOInputStream.skip( lo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IOInputStream.read( byte [ ]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IO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IOInputStream.SourceIOInputStream( SourceResolver resolver ,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IO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OInputStream.mark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IOInputStream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IOInputStream.che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IO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